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Content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custom-shape draw:name="Rectangle 3" draw:style-name="gr1" draw:text-style-name="P1" draw:layer="layout" svg:width="20.472cm" svg:height="2.37cm" svg:x="2.584cm" svg:y="2.5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10.254cm" svg:height="2.37cm" svg:x="2.566cm" svg:y="7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124cm" svg:height="2.37cm" svg:x="2.566cm" svg:y="11.7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1" draw:layer="layout" svg:width="0.901cm" svg:height="1.013cm" svg:x="3.293cm" svg:y="1.33cm">
          <text:p text:style-name="P2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" draw:layer="layout" svg:width="1.519cm" svg:height="1.013cm" svg:x="3.271cm" svg:y="6.059cm">
          <text:p text:style-name="P2"><text:span text:style-name="T1">1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1" draw:layer="layout" svg:width="1.519cm" svg:height="1.013cm" svg:x="3.184cm" svg:y="10.526cm">
          <text:p text:style-name="P2"><text:span text:style-name="T1">1/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2.562cm" svg:height="2.37cm" svg:x="2.566cm" svg:y="16.2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" draw:text-style-name="P1" draw:layer="layout" svg:width="1.519cm" svg:height="1.013cm" svg:x="2.982cm" svg:y="15.038cm">
          <text:p text:style-name="P2"><text:span text:style-name="T1">1/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15.347cm" svg:height="2.37cm" svg:x="8.79cm" svg:y="11.8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1" draw:layer="layout" svg:width="1.519cm" svg:height="1.013cm" svg:x="15.879cm" svg:y="10.592cm">
          <text:p text:style-name="P2"><text:span text:style-name="T1">3/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draw:custom-shape draw:name="Rectangle 4" draw:style-name="gr1" draw:text-style-name="P1" draw:layer="layout" svg:width="10.254cm" svg:height="2.37cm" svg:x="2.584cm" svg:y="2.3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" draw:text-style-name="P1" draw:layer="layout" svg:width="10.254cm" svg:height="2.37cm" svg:x="12.79cm" svg:y="6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1" draw:layer="layout" svg:width="1.401cm" svg:height="1.013cm" svg:x="7.067cm" svg:y="1.283cm">
          <text:p text:style-name="P2"><text:span text:style-name="T1">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" draw:text-style-name="P1" draw:layer="layout" svg:width="1.701cm" svg:height="1.013cm" svg:x="19.82cm" svg:y="1.283cm">
          <text:p text:style-name="P2"><text:span text:style-name="T1">R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5.124cm" svg:height="2.37cm" svg:x="12.839cm" svg:y="2.3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5.124cm" svg:height="2.37cm" svg:x="17.964cm" svg:y="2.3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1" draw:layer="layout" svg:width="1.701cm" svg:height="1.013cm" svg:x="14.721cm" svg:y="1.283cm">
          <text:p text:style-name="P2"><text:span text:style-name="T1">R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" draw:text-style-name="P1" draw:layer="layout" svg:width="0.901cm" svg:height="1.013cm" svg:x="7.295cm" svg:y="2.903cm">
          <text:p text:style-name="P2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2" draw:text-style-name="P1" draw:layer="layout" svg:width="0.901cm" svg:height="1.013cm" svg:x="20.14cm" svg:y="2.903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1" draw:layer="layout" svg:width="0.901cm" svg:height="1.013cm" svg:x="15.04cm" svg:y="2.903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" draw:text-style-name="P1" draw:layer="layout" svg:width="5.124cm" svg:height="2.37cm" svg:x="2.553cm" svg:y="6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" draw:text-style-name="P1" draw:layer="layout" svg:width="5.124cm" svg:height="2.37cm" svg:x="7.665cm" svg:y="6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" draw:text-style-name="P1" draw:layer="layout" svg:width="1.401cm" svg:height="1.013cm" svg:x="4.538cm" svg:y="5.596cm">
          <text:p text:style-name="P2"><text:span text:style-name="T1">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" draw:text-style-name="P1" draw:layer="layout" svg:width="1.701cm" svg:height="1.013cm" svg:x="9.445cm" svg:y="5.596cm">
          <text:p text:style-name="P2"><text:span text:style-name="T1">R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4" draw:layer="layout" svg:width="4.064cm" svg:height="1.013cm" svg:x="16.002cm" svg:y="5.596cm">
          <text:p text:style-name="P2"><text:span text:style-name="T1">Immedi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" draw:text-style-name="P1" draw:layer="layout" svg:width="0.901cm" svg:height="1.013cm" svg:x="4.79cm" svg:y="7.318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" draw:text-style-name="P1" draw:layer="layout" svg:width="0.901cm" svg:height="1.013cm" svg:x="9.909cm" svg:y="7.303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" draw:text-style-name="P1" draw:layer="layout" svg:width="0.901cm" svg:height="1.013cm" svg:x="17.663cm" svg:y="7.318cm">
          <text:p text:style-name="P2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" draw:text-style-name="P1" draw:layer="layout" svg:width="5.124cm" svg:height="2.37cm" svg:x="2.571cm" svg:y="14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" draw:text-style-name="P1" draw:layer="layout" svg:width="15.347cm" svg:height="2.37cm" svg:x="7.696cm" svg:y="14.6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" draw:text-style-name="P1" draw:layer="layout" svg:width="1.401cm" svg:height="1.013cm" svg:x="4.569cm" svg:y="13.587cm">
          <text:p text:style-name="P2"><text:span text:style-name="T1">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4" draw:layer="layout" svg:width="4.064cm" svg:height="1.013cm" svg:x="13.97cm" svg:y="13.587cm">
          <text:p text:style-name="P2"><text:span text:style-name="T1">Immedi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" draw:text-style-name="P1" draw:layer="layout" svg:width="0.901cm" svg:height="1.013cm" svg:x="4.822cm" svg:y="15.259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" draw:text-style-name="P1" draw:layer="layout" svg:width="1.303cm" svg:height="1.013cm" svg:x="15.011cm" svg:y="15.307cm">
          <text:p text:style-name="P2"><text:span text:style-name="T1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" draw:text-style-name="P1" draw:layer="layout" svg:width="5.124cm" svg:height="2.37cm" svg:x="2.553cm" svg:y="10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" draw:text-style-name="P1" draw:layer="layout" svg:width="5.124cm" svg:height="2.37cm" svg:x="7.665cm" svg:y="10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" draw:text-style-name="P1" draw:layer="layout" svg:width="1.401cm" svg:height="1.013cm" svg:x="4.538cm" svg:y="9.703cm">
          <text:p text:style-name="P2"><text:span text:style-name="T1">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" draw:text-style-name="P1" draw:layer="layout" svg:width="1.701cm" svg:height="1.013cm" svg:x="9.445cm" svg:y="9.703cm">
          <text:p text:style-name="P2"><text:span text:style-name="T1">R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" draw:text-style-name="P4" draw:layer="layout" svg:width="4.064cm" svg:height="1.013cm" svg:x="18.542cm" svg:y="9.703cm">
          <text:p text:style-name="P2"><text:span text:style-name="T1">Immedi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" draw:text-style-name="P1" draw:layer="layout" svg:width="0.901cm" svg:height="1.013cm" svg:x="4.79cm" svg:y="11.425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2" draw:text-style-name="P1" draw:layer="layout" svg:width="0.901cm" svg:height="1.013cm" svg:x="9.909cm" svg:y="11.411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" draw:text-style-name="P1" draw:layer="layout" svg:width="5.124cm" svg:height="2.37cm" svg:x="12.79cm" svg:y="10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" draw:text-style-name="P1" draw:layer="layout" svg:width="5.124cm" svg:height="2.37cm" svg:x="17.901cm" svg:y="10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2" draw:text-style-name="P1" draw:layer="layout" svg:width="0.901cm" svg:height="1.013cm" svg:x="15.027cm" svg:y="11.425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2" draw:text-style-name="P1" draw:layer="layout" svg:width="0.901cm" svg:height="1.013cm" svg:x="20.145cm" svg:y="11.411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" draw:text-style-name="P1" draw:layer="layout" svg:width="1.701cm" svg:height="1.013cm" svg:x="14.721cm" svg:y="9.703cm">
          <text:p text:style-name="P2"><text:span text:style-name="T1">R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32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16-12-06">12/6/16</text:date></text:span></text:p>
        </draw:text-box>
      </draw:frame>
      <draw:frame draw:name="Footer Placeholder 4" presentation:style-name="Mpr3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7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16-12-06">12/6/16</text:date></text:span></text:p>
        </draw:text-box>
      </draw:frame>
      <draw:frame draw:name="Footer Placeholder 4" presentation:style-name="Mpr7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ohn Wilkes</meta:initial-creator>
    <meta:editing-cycles>21</meta:editing-cycles>
    <meta:creation-date>2016-04-30T15:49:27</meta:creation-date>
    <dc:date>2016-12-06T18:33:58.601285439</dc:date>
    <meta:editing-duration>PT1H16M46S</meta:editing-duration>
    <meta:generator>LibreOffice/5.1.4.2$Linux_X86_64 LibreOffice_project/10m0$Build-2</meta:generator>
    <meta:document-statistic meta:object-count="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